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3.175cm" svg:x="0.635cm" svg:y="5.08cm">
          <draw:text-box>
            <text:p text:style-name="P3"><text:span text:style-name="T2">setGuarded</text:span></text:p>
            <text:p text:style-name="P3"><text:span text:style-name="T2">setPrivate</text:span></text:p>
            <text:p text:style-name="P3"><text:span text:style-name="T2">setProtected</text:span></text:p>
            <text:p text:style-name="P3"><text:span text:style-name="T2">setSecurityManager</text:span></text:p>
            <text:p text:style-name="P3"><text:span text:style-name="T2">setUnguarded</text:span></text:p>
            <text:p text:style-name="P3"><text:span text:style-name="T2">source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1.27cm" svg:x="0.635cm" svg:y="3.175cm">
          <draw:text-box>
            <text:p text:style-name="P3"><text:span text:style-name="T2">new</text:span></text:p>
            <text:p text:style-name="P3"><text:span text:style-name="T2">newFile</text:span></text:p>
          </draw:text-box>
        </draw:frame>
        <draw:line draw:style-name="gr2" draw:text-style-name="P2" draw:layer="layout" svg:x1="0.635cm" svg:y1="4.445cm" svg:x2="6.98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19:41</dc:date>
    <dc:language>en-US</dc:language>
    <meta:editing-cycles>8</meta:editing-cycles>
    <meta:editing-duration>PT26M2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